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4cm" fo:min-width="0.531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4cm" fo:min-width="0.616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4cm" fo:min-width="0.567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3cm" fo:min-width="1.154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239cm" fo:min-width="0.908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4cm" fo:min-width="0.592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3cm" fo:min-width="1.432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16cm" fo:min-width="0.592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27cm" fo:min-width="0.592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4cm" fo:min-width="1.142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4cm" fo:min-width="1.494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4cm" fo:min-width="1.15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4cm" fo:min-width="1.433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27cm" fo:min-width="0.731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1.087cm" fo:min-width="0.636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4cm" fo:min-width="1.281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4cm" fo:min-width="1.937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28cm" fo:min-width="0.731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4cm" fo:min-width="2.532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906cm" fo:min-width="0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3cm" fo:min-width="1.401cm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3cm" fo:min-width="0.567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2.176cm" fo:min-width="1.084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616cm" fo:min-width="1.555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4cm" fo:min-width="1.561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3cm" fo:min-width="1.002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4cm" fo:min-width="0.617cm" fo:padding-top="0.15cm" fo:padding-bottom="0.15cm" fo:padding-left="0.275cm" fo:padding-right="0.275cm"/>
    </style:style>
    <style:style style:name="gr28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4cm" fo:padding-top="0.126cm" fo:padding-bottom="0.126cm" fo:padding-left="0.251cm" fo:padding-right="0.251cm"/>
    </style:style>
    <style:style style:name="gr29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25cm" fo:padding-top="0.126cm" fo:padding-bottom="0.126cm" fo:padding-left="0.251cm" fo:padding-right="0.251cm"/>
    </style:style>
    <style:style style:name="gr30" style:family="graphic" style:parent-style-name="objectwithoutfill">
      <style:graphic-properties svg:stroke-width="0cm" svg:stroke-color="#000000" draw:marker-start-width="0.124cm" draw:marker-end="Arrow" draw:marker-end-width="0.077cm" draw:fill="none" draw:fill-color="#ffffff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14cm" fo:min-width="0.592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3cm" fo:min-width="1.085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25cm" fo:min-width="1.893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3cm" fo:min-width="1.798cm" fo:padding-top="0.15cm" fo:padding-bottom="0.15cm" fo:padding-left="0.275cm" fo:padding-right="0.275cm"/>
    </style:style>
    <style:style style:name="gr35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9cm" fo:min-width="0.324cm" fo:padding-top="0.126cm" fo:padding-bottom="0.126cm" fo:padding-left="0.251cm" fo:padding-right="0.251cm"/>
    </style:style>
    <style:style style:name="gr36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4cm" fo:min-width="0.302cm" fo:padding-top="0.126cm" fo:padding-bottom="0.126cm" fo:padding-left="0.251cm" fo:padding-right="0.251cm"/>
    </style:style>
    <style:style style:name="gr37" style:family="graphic" style:parent-style-name="standard">
      <style:graphic-properties svg:stroke-width="0cm" svg:stroke-color="#000000" draw:marker-start-width="0cm" draw:marker-end-width="0cm" draw:fill="solid" draw:fill-color="#ffffff" draw:textarea-horizontal-align="justify" draw:textarea-vertical-align="middle" draw:auto-grow-height="false" fo:min-height="0.573cm" fo:min-width="0.324cm" fo:padding-top="0.126cm" fo:padding-bottom="0.126cm" fo:padding-left="0.251cm" fo:padding-right="0.251cm"/>
    </style:style>
    <style:style style:name="gr38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3cm" fo:min-width="1.108cm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4cm" fo:min-width="1.371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3cm" fo:min-width="1.142cm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cm" svg:stroke-color="#000000" draw:marker-start="" draw:marker-start-width="0.124cm" draw:marker-end="Arrowheads_20_1" draw:marker-end-width="0.077cm" draw:fill="none" draw:fill-color="#ffffff" draw:textarea-vertical-align="middle" fo:padding-top="0.125cm" fo:padding-bottom="0.125cm" fo:padding-left="0.25cm" fo:padding-right="0.25cm"/>
    </style:style>
    <style:style style:name="gr42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4cm" fo:min-width="0.568cm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44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529cm" fo:min-width="0.354cm" fo:padding-top="0.15cm" fo:padding-bottom="0.15cm" fo:padding-left="0.275cm" fo:padding-right="0.275cm"/>
    </style:style>
    <style:style style:name="gr45" style:family="graphic" style:parent-style-name="objectwithoutfill">
      <style:graphic-properties draw:marker-end="Arrow" draw:marker-end-width="0.3cm" draw:fill="none" draw:textarea-vertical-align="middle"/>
    </style:style>
    <style:style style:name="gr46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3cm" fo:min-width="0.568cm" fo:padding-top="0.15cm" fo:padding-bottom="0.15cm" fo:padding-left="0.275cm" fo:padding-right="0.275cm"/>
    </style:style>
    <style:style style:name="gr47" style:family="graphic" style:parent-style-name="standard">
      <style:graphic-properties draw:stroke="none" svg:stroke-width="0cm" svg:stroke-color="#000000" draw:marker-start-width="0.124cm" draw:marker-end-width="0.124cm" draw:fill="solid" draw:fill-color="#ffffff" draw:textarea-horizontal-align="left" draw:auto-grow-height="true" draw:auto-grow-width="true" fo:min-height="0.303cm" fo:min-width="0.537cm" fo:padding-top="0.15cm" fo:padding-bottom="0.15cm" fo:padding-left="0.275cm" fo:padding-right="0.275cm"/>
    </style:style>
    <style:style style:name="gr48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15cm" svg:height="0.623cm" svg:x="5.898cm" svg:y="4.587cm">
          <draw:text-box>
            <text:p><text:span text:style-name="T1">prop</text:span></text:p>
          </draw:text-box>
        </draw:frame>
        <draw:frame draw:style-name="gr2" draw:text-style-name="P1" draw:layer="layout" svg:width="1.204cm" svg:height="0.623cm" svg:x="5.113cm" svg:y="3.713cm">
          <draw:text-box>
            <text:p><text:span text:style-name="T1">clock</text:span></text:p>
          </draw:text-box>
        </draw:frame>
        <draw:frame draw:style-name="gr3" draw:text-style-name="P1" draw:layer="layout" svg:width="1.153cm" svg:height="0.623cm" svg:x="11.541cm" svg:y="21.076cm">
          <draw:text-box>
            <text:p><text:span text:style-name="T1">back</text:span></text:p>
          </draw:text-box>
        </draw:frame>
        <draw:frame draw:style-name="gr4" draw:text-style-name="P1" draw:layer="layout" svg:width="1.759cm" svg:height="0.623cm" svg:x="14.066cm" svg:y="18.373cm">
          <draw:text-box>
            <text:p><text:span text:style-name="T1">INT(hour)</text:span></text:p>
          </draw:text-box>
        </draw:frame>
        <draw:frame draw:style-name="gr5" draw:text-style-name="P1" draw:layer="layout" svg:width="1.505cm" svg:height="1.589cm" svg:x="3.393cm" svg:y="4.98cm">
          <draw:text-box>
            <text:p><text:span text:style-name="T1">Time</text:span></text:p>
            <text:p><text:span text:style-name="T1">System</text:span></text:p>
            <text:p><text:span text:style-name="T1">Status</text:span></text:p>
            <text:p><text:span text:style-name="T1"/></text:p>
          </draw:text-box>
        </draw:frame>
        <draw:frame draw:style-name="gr6" draw:text-style-name="P1" draw:layer="layout" svg:width="1.179cm" svg:height="0.623cm" svg:x="7.101cm" svg:y="19.362cm">
          <draw:text-box>
            <text:p><text:span text:style-name="T1">done</text:span></text:p>
          </draw:text-box>
        </draw:frame>
        <draw:frame draw:style-name="gr7" draw:text-style-name="P1" draw:layer="layout" svg:width="2.046cm" svg:height="0.623cm" svg:x="11.001cm" svg:y="19.778cm">
          <draw:text-box>
            <text:p><text:span text:style-name="T1">INT(minute)</text:span></text:p>
          </draw:text-box>
        </draw:frame>
        <draw:frame draw:style-name="gr8" draw:text-style-name="P1" draw:layer="layout" svg:width="1.179cm" svg:height="0.945cm" svg:x="1.46cm" svg:y="4.398cm">
          <draw:text-box>
            <text:p><text:span text:style-name="T1">back</text:span></text:p>
            <text:p><text:span text:style-name="T1">done</text:span></text:p>
          </draw:text-box>
        </draw:frame>
        <draw:frame draw:style-name="gr9" draw:text-style-name="P1" draw:layer="layout" svg:width="1.179cm" svg:height="1.267cm" svg:x="11.552cm" svg:y="5.373cm">
          <draw:text-box>
            <text:p><text:span text:style-name="T1">yes</text:span></text:p>
            <text:p><text:span text:style-name="T1">no</text:span></text:p>
            <text:p><text:span text:style-name="T1">done</text:span></text:p>
          </draw:text-box>
        </draw:frame>
        <draw:frame draw:style-name="gr10" draw:text-style-name="P1" draw:layer="layout" svg:width="1.746cm" svg:height="0.623cm" svg:x="16.126cm" svg:y="4.555cm">
          <draw:text-box>
            <text:p><text:span text:style-name="T1">INT(date)</text:span></text:p>
          </draw:text-box>
        </draw:frame>
        <draw:frame draw:style-name="gr11" draw:text-style-name="P1" draw:layer="layout" svg:width="2.11cm" svg:height="0.623cm" svg:x="12.392cm" svg:y="1.762cm">
          <draw:text-box>
            <text:p><text:span text:style-name="T1">INT(second)</text:span></text:p>
          </draw:text-box>
        </draw:frame>
        <draw:frame draw:style-name="gr12" draw:text-style-name="P1" draw:layer="layout" svg:width="1.759cm" svg:height="0.623cm" svg:x="6.89cm" svg:y="1.762cm">
          <draw:text-box>
            <text:p><text:span text:style-name="T1">INT(hour)</text:span></text:p>
          </draw:text-box>
        </draw:frame>
        <draw:frame draw:style-name="gr13" draw:text-style-name="P1" draw:layer="layout" svg:width="2.046cm" svg:height="0.623cm" svg:x="9.597cm" svg:y="1.761cm">
          <draw:text-box>
            <text:p><text:span text:style-name="T1">INT(minute)</text:span></text:p>
          </draw:text-box>
        </draw:frame>
        <draw:frame draw:style-name="gr14" draw:text-style-name="P1" draw:layer="layout" svg:width="1.322cm" svg:height="1.267cm" svg:x="15.453cm" svg:y="16.765cm">
          <draw:text-box>
            <text:p><text:span text:style-name="T1">delete</text:span></text:p>
            <text:p><text:span text:style-name="T1">on</text:span></text:p>
            <text:p><text:span text:style-name="T1">off</text:span></text:p>
          </draw:text-box>
        </draw:frame>
        <draw:frame draw:style-name="gr15" draw:text-style-name="P1" xml:id="id23" draw:id="id23" draw:layer="layout" svg:width="3.227cm" svg:height="1.387cm" svg:x="16.907cm" svg:y="22.153cm">
          <draw:text-box>
            <text:p><text:span text:style-name="T1">Done</text:span></text:p>
            <text:p><text:span text:style-name="T1">STR(schedule name)</text:span></text:p>
            <text:p><text:span text:style-name="T1"/></text:p>
          </draw:text-box>
        </draw:frame>
        <draw:frame draw:style-name="gr8" draw:text-style-name="P1" draw:layer="layout" svg:width="1.179cm" svg:height="0.945cm" svg:x="5.584cm" svg:y="15.53cm">
          <draw:text-box>
            <text:p><text:span text:style-name="T1">back</text:span></text:p>
            <text:p><text:span text:style-name="T1">done</text:span></text:p>
          </draw:text-box>
        </draw:frame>
        <draw:frame draw:style-name="gr16" draw:text-style-name="P1" draw:layer="layout" svg:width="1.89cm" svg:height="0.623cm" svg:x="5.627cm" svg:y="24.428cm">
          <draw:text-box>
            <text:p><text:span text:style-name="T1">INT(day #)</text:span></text:p>
          </draw:text-box>
        </draw:frame>
        <draw:frame draw:style-name="gr17" draw:text-style-name="P1" draw:layer="layout" svg:width="2.521cm" svg:height="0.623cm" svg:x="9.389cm" svg:y="16.498cm">
          <draw:text-box>
            <text:p><text:span text:style-name="T1">INT(template #)</text:span></text:p>
          </draw:text-box>
        </draw:frame>
        <draw:frame draw:style-name="gr18" draw:text-style-name="P1" draw:layer="layout" svg:width="1.322cm" svg:height="1.267cm" svg:x="14.469cm" svg:y="14.731cm">
          <draw:text-box>
            <text:p><text:span text:style-name="T1">save</text:span></text:p>
            <text:p><text:span text:style-name="T1">done</text:span></text:p>
            <text:p><text:span text:style-name="T1">delete</text:span></text:p>
          </draw:text-box>
        </draw:frame>
        <draw:frame draw:style-name="gr3" draw:text-style-name="P1" draw:layer="layout" svg:width="1.153cm" svg:height="0.623cm" svg:x="15.569cm" svg:y="24.529cm">
          <draw:text-box>
            <text:p><text:span text:style-name="T1">back</text:span></text:p>
          </draw:text-box>
        </draw:frame>
        <draw:frame draw:style-name="gr19" draw:text-style-name="P1" draw:layer="layout" svg:width="3.181cm" svg:height="0.623cm" svg:x="9.073cm" svg:y="15.877cm">
          <draw:text-box>
            <text:p><text:span text:style-name="T1">STR(template name)</text:span></text:p>
          </draw:text-box>
        </draw:frame>
        <draw:frame draw:style-name="gr20" draw:text-style-name="P1" draw:layer="layout" svg:width="0.552cm" svg:height="1.245cm" svg:x="8.53cm" svg:y="15.953cm">
          <draw:text-box>
            <text:p/>
          </draw:text-box>
        </draw:frame>
        <draw:frame draw:style-name="gr21" draw:text-style-name="P1" draw:layer="layout" svg:width="2.013cm" svg:height="0.623cm" svg:x="4.775cm" svg:y="12.566cm">
          <draw:text-box>
            <text:p><text:span text:style-name="T1">Template??</text:span></text:p>
          </draw:text-box>
        </draw:frame>
        <draw:frame draw:style-name="gr6" draw:text-style-name="P1" draw:layer="layout" svg:width="1.179cm" svg:height="0.623cm" svg:x="11.063cm" svg:y="9.647cm">
          <draw:text-box>
            <text:p><text:span text:style-name="T1">done</text:span></text:p>
          </draw:text-box>
        </draw:frame>
        <draw:frame draw:style-name="gr3" draw:text-style-name="P1" draw:layer="layout" svg:width="1.153cm" svg:height="0.623cm" svg:x="9.056cm" svg:y="10.889cm">
          <draw:text-box>
            <text:p><text:span text:style-name="T1">back</text:span></text:p>
          </draw:text-box>
        </draw:frame>
        <draw:frame draw:style-name="gr22" draw:text-style-name="P1" draw:layer="layout" svg:width="1.153cm" svg:height="0.623cm" svg:x="12.548cm" svg:y="10.946cm">
          <draw:text-box>
            <text:p><text:span text:style-name="T1">back</text:span></text:p>
          </draw:text-box>
        </draw:frame>
        <draw:frame draw:style-name="gr23" draw:text-style-name="P1" draw:layer="layout" svg:width="1.687cm" svg:height="2.555cm" svg:x="7.882cm" svg:y="8.849cm">
          <draw:text-box>
            <text:p><text:span text:style-name="T1">STR</text:span></text:p>
            <text:p><text:span text:style-name="T1">on</text:span></text:p>
            <text:p><text:span text:style-name="T1">off</text:span></text:p>
            <text:p><text:span text:style-name="T1">time</text:span></text:p>
            <text:p><text:span text:style-name="T1">t&amp;s</text:span></text:p>
            <text:p><text:span text:style-name="T1">schedule</text:span></text:p>
            <text:p><text:span text:style-name="T1">done</text:span></text:p>
          </draw:text-box>
        </draw:frame>
        <draw:frame draw:style-name="gr24" draw:text-style-name="P1" draw:layer="layout" svg:width="2.173cm" svg:height="0.945cm" svg:x="14.525cm" svg:y="10cm">
          <draw:text-box>
            <text:p><text:span text:style-name="T1">INT(off secs)</text:span></text:p>
            <text:p><text:span text:style-name="T1">done</text:span></text:p>
          </draw:text-box>
        </draw:frame>
        <draw:frame draw:style-name="gr25" draw:text-style-name="P1" draw:layer="layout" svg:width="2.178cm" svg:height="0.623cm" svg:x="12.022cm" svg:y="12.023cm">
          <draw:text-box>
            <text:p><text:span text:style-name="T1">INT(on secs)</text:span></text:p>
          </draw:text-box>
        </draw:frame>
        <draw:frame draw:style-name="gr26" draw:text-style-name="P1" draw:layer="layout" svg:width="1.602cm" svg:height="0.623cm" svg:x="5.997cm" svg:y="11.76cm">
          <draw:text-box>
            <text:p><text:span text:style-name="T1">INT(0-7)</text:span></text:p>
          </draw:text-box>
        </draw:frame>
        <draw:frame draw:style-name="gr27" draw:text-style-name="P1" draw:layer="layout" svg:width="1.204cm" svg:height="0.623cm" svg:x="9.228cm" svg:y="12.023cm">
          <draw:text-box>
            <text:p><text:span text:style-name="T1">cycle</text:span></text:p>
          </draw:text-box>
        </draw:frame>
        <draw:custom-shape draw:style-name="gr28" draw:text-style-name="P2" xml:id="id2" draw:id="id2" draw:layer="layout" svg:width="1.108cm" svg:height="1.109cm" svg:x="4.232cm" svg:y="6.499cm">
          <text:p text:style-name="P2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4" draw:id="id4" draw:layer="layout" svg:width="1.109cm" svg:height="1.108cm" svg:x="7.517cm" svg:y="11.96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3" draw:id="id3" draw:layer="layout" svg:width="1.108cm" svg:height="1.108cm" svg:x="10.772cm" svg:y="11.978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1" draw:id="id1" draw:layer="layout" svg:width="1.109cm" svg:height="1.109cm" svg:x="14.177cm" svg:y="11.97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curve" svg:x1="14.732cm" svg:y1="11.978cm" svg:x2="5.34cm" svg:y2="7.054cm" draw:start-shape="id1" draw:start-glue-point="4" draw:end-shape="id2" draw:end-glue-point="10" svg:d="M14732 11978c0-3283-3130-4924-9392-4924" svg:viewBox="0 0 9393 4925">
          <text:p/>
        </draw:connector>
        <draw:custom-shape draw:style-name="gr28" draw:text-style-name="P2" xml:id="id5" draw:id="id5" draw:layer="layout" svg:width="1.11cm" svg:height="1.11cm" svg:x="14.105cm" svg:y="15.87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" xml:id="id18" draw:id="id18" draw:layer="layout" svg:width="1.11cm" svg:height="1.108cm" svg:x="3.439cm" svg:y="23.87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17" draw:id="id17" draw:layer="layout" svg:width="1.109cm" svg:height="1.108cm" svg:x="6.845cm" svg:y="15.909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curve" svg:x1="11.326cm" svg:y1="11.978cm" svg:x2="5.34cm" svg:y2="7.054cm" draw:start-shape="id3" draw:start-glue-point="4" draw:end-shape="id2" draw:end-glue-point="10" svg:d="M11326 11978c0-3283-1995-4924-5986-4924" svg:viewBox="0 0 5987 4925">
          <text:p/>
        </draw:connector>
        <draw:connector draw:style-name="gr30" draw:text-style-name="P3" draw:layer="layout" draw:type="curve" svg:x1="8.072cm" svg:y1="11.965cm" svg:x2="5.34cm" svg:y2="7.054cm" draw:start-shape="id4" draw:start-glue-point="4" draw:end-shape="id2" draw:end-glue-point="10" svg:d="M8072 11965c0-3274-910-4911-2732-4911" svg:viewBox="0 0 2733 4912">
          <text:p/>
        </draw:connector>
        <draw:frame draw:style-name="gr31" draw:text-style-name="P1" draw:layer="layout" svg:width="1.416cm" svg:height="1.267cm" svg:x="2.365cm" svg:y="21.469cm">
          <draw:text-box>
            <text:p><text:span text:style-name="T1">back</text:span></text:p>
            <text:p><text:span text:style-name="T1">done</text:span></text:p>
            <text:p><text:span text:style-name="T1">update</text:span></text:p>
          </draw:text-box>
        </draw:frame>
        <draw:frame draw:style-name="gr32" draw:text-style-name="P1" draw:layer="layout" svg:width="1.687cm" svg:height="0.623cm" svg:x="1.408cm" svg:y="7.58cm">
          <draw:text-box>
            <text:p><text:span text:style-name="T1">schedule</text:span></text:p>
          </draw:text-box>
        </draw:frame>
        <draw:custom-shape draw:style-name="gr28" draw:text-style-name="P2" draw:layer="layout" svg:width="1.108cm" svg:height="1.109cm" svg:x="7.625cm" svg:y="23.852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20" draw:id="id20" draw:layer="layout" svg:width="1.109cm" svg:height="1.109cm" svg:x="12.142cm" svg:y="23.926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" draw:layer="layout" svg:width="2.521cm" svg:height="0.825cm" svg:x="7.792cm" svg:y="25.48cm">
          <draw:text-box>
            <text:p><text:span text:style-name="T1">INT(template #)</text:span></text:p>
          </draw:text-box>
        </draw:frame>
        <draw:frame draw:style-name="gr34" draw:text-style-name="P1" draw:layer="layout" svg:width="2.423cm" svg:height="0.623cm" svg:x="9.54cm" svg:y="24.504cm">
          <draw:text-box>
            <text:p><text:span text:style-name="T1">INT(channel #)</text:span></text:p>
          </draw:text-box>
        </draw:frame>
        <draw:custom-shape draw:style-name="gr29" draw:text-style-name="P2" xml:id="id19" draw:id="id19" draw:layer="layout" svg:width="1.11cm" svg:height="1.109cm" svg:x="12.563cm" svg:y="22.219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9" draw:id="id9" draw:layer="layout" svg:width="1.11cm" svg:height="1.109cm" svg:x="5.803cm" svg:y="1.872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6" draw:id="id6" draw:layer="layout" svg:width="1.108cm" svg:height="1.108cm" svg:x="13.443cm" svg:y="19.8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curve" svg:x1="15.053cm" svg:y1="16.823cm" svg:x2="13.997cm" svg:y2="19.8cm" draw:start-shape="id5" draw:start-glue-point="9" draw:end-shape="id6" draw:end-glue-point="4" svg:d="M15053 16823c0 2355-1056 867-1056 2977" svg:viewBox="0 0 1057 2978">
          <text:p/>
        </draw:connector>
        <draw:custom-shape draw:style-name="gr28" draw:text-style-name="P2" xml:id="id7" draw:id="id7" draw:layer="layout" svg:width="1.109cm" svg:height="1.108cm" svg:x="7.886cm" svg:y="19.858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curve" draw:line-skew="0.71cm 1.313cm" svg:x1="8.441cm" svg:y1="20.966cm" svg:x2="15.215cm" svg:y2="16.43cm" draw:start-shape="id7" draw:start-glue-point="8" draw:end-shape="id5" draw:end-glue-point="10" svg:d="M8441 20966c0 1818 4295 1516 6669-73s2827-4463 105-4463" svg:viewBox="0 0 8639 5782">
          <text:p/>
        </draw:connector>
        <draw:custom-shape draw:style-name="gr28" draw:text-style-name="P2" xml:id="id11" draw:id="id11" draw:layer="layout" svg:width="1.109cm" svg:height="1.109cm" svg:x="8.453cm" svg:y="1.872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14" draw:id="id14" draw:layer="layout" svg:width="1.108cm" svg:height="1.109cm" svg:x="11.364cm" svg:y="1.872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xml:id="id15" draw:id="id15" draw:layer="layout" svg:width="1.108cm" svg:height="1.115cm" svg:x="14.101cm" svg:y="1.866cm">
          <text:p text:style-name="P2">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8" draw:id="id8" draw:layer="layout" svg:width="1.108cm" svg:height="1.109cm" svg:x="11.079cm" svg:y="3.781cm"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xml:id="id12" draw:id="id12" draw:layer="layout" svg:width="1.11cm" svg:height="1.108cm" svg:x="14.106cm" svg:y="3.81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13" draw:id="id13" draw:layer="layout" svg:width="1.078cm" svg:height="1.108cm" svg:x="16.98cm" svg:y="7.363cm">
          <text:p text:style-name="P2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" xml:id="id16" draw:id="id16" draw:layer="layout" svg:width="1.108cm" svg:height="1.107cm" svg:x="16.895cm" svg:y="1.866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" draw:layer="layout" svg:width="1.712cm" svg:height="0.623cm" svg:x="15.244cm" svg:y="1.804cm">
          <draw:text-box>
            <text:p><text:span text:style-name="T1">INT(dow)</text:span></text:p>
          </draw:text-box>
        </draw:frame>
        <draw:frame draw:style-name="gr39" draw:text-style-name="P1" draw:layer="layout" svg:width="1.983cm" svg:height="0.623cm" svg:x="15.278cm" svg:y="6.864cm">
          <draw:text-box>
            <text:p><text:span text:style-name="T1">INT(month)</text:span></text:p>
          </draw:text-box>
        </draw:frame>
        <draw:frame draw:style-name="gr40" draw:text-style-name="P1" draw:layer="layout" svg:width="1.746cm" svg:height="0.623cm" svg:x="12.611cm" svg:y="3.796cm">
          <draw:text-box>
            <text:p><text:span text:style-name="T1">INT(year)</text:span></text:p>
          </draw:text-box>
        </draw:frame>
        <draw:connector draw:style-name="gr41" draw:text-style-name="P3" draw:layer="layout" draw:type="curve" svg:x1="11.633cm" svg:y1="4.89cm" svg:x2="5.34cm" svg:y2="7.054cm" draw:start-shape="id8" draw:start-glue-point="8" draw:end-shape="id2" draw:end-glue-point="10" svg:d="M11633 4890c0 1443-2097 2164-6293 2164" svg:viewBox="0 0 6294 2165">
          <text:p/>
        </draw:connector>
        <draw:connector draw:style-name="gr30" draw:text-style-name="P3" draw:layer="layout" draw:type="curve" svg:x1="4.786cm" svg:y1="6.499cm" svg:x2="4.232cm" svg:y2="7.054cm" draw:start-shape="id2" draw:start-glue-point="4" draw:end-shape="id2" draw:end-glue-point="6" svg:d="M4786 6499c0-753-528-628-854-301s-451 856 300 856" svg:viewBox="0 0 1112 1114">
          <text:p/>
        </draw:connector>
        <draw:frame draw:style-name="gr42" draw:text-style-name="P1" draw:layer="layout" svg:width="1.153cm" svg:height="0.623cm" svg:x="10.682cm" svg:y="18.803cm">
          <draw:text-box>
            <text:p><text:span text:style-name="T1">back</text:span></text:p>
          </draw:text-box>
        </draw:frame>
        <draw:connector draw:style-name="gr43" draw:text-style-name="P2" draw:layer="layout" draw:type="curve" svg:x1="13.443cm" svg:y1="20.354cm" svg:x2="8.995cm" svg:y2="20.412cm" draw:start-shape="id6" draw:start-glue-point="6" draw:end-shape="id7" draw:end-glue-point="10" svg:d="M13443 20354c-3336 0-1112 58-4448 58" svg:viewBox="0 0 4449 59">
          <text:p/>
        </draw:connector>
        <draw:connector draw:style-name="gr43" draw:text-style-name="P2" draw:layer="layout" draw:type="curve" svg:x1="11.326cm" svg:y1="11.978cm" svg:x2="8.464cm" svg:y2="12.127cm" draw:start-shape="id3" draw:start-glue-point="4" draw:end-shape="id4" draw:end-glue-point="11" svg:d="M11326 11978c0-771-2862-845-2862 149" svg:viewBox="0 0 2863 738">
          <text:p/>
        </draw:connector>
        <draw:connector draw:style-name="gr43" draw:text-style-name="P2" draw:layer="layout" draw:type="curve" svg:x1="8.833cm" svg:y1="20.804cm" svg:x2="13.997cm" svg:y2="20.908cm" draw:start-shape="id7" draw:start-glue-point="9" draw:end-shape="id6" draw:end-glue-point="8" svg:d="M8833 20804c0 996 5164 944 5164 104" svg:viewBox="0 0 5165 742">
          <text:p/>
        </draw:connector>
        <draw:custom-shape draw:style-name="gr28" draw:text-style-name="P2" xml:id="id10" draw:id="id10" draw:layer="layout" svg:width="1.109cm" svg:height="1.109cm" svg:x="8.417cm" svg:y="3.432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2" draw:layer="layout" draw:type="curve" svg:x1="5.803cm" svg:y1="2.427cm" svg:x2="4.232cm" svg:y2="7.054cm" draw:start-shape="id9" draw:start-glue-point="6" draw:end-shape="id2" draw:end-glue-point="6" svg:d="M5803 2427c-3108 0-2322 4627-1571 4627" svg:viewBox="0 0 2249 4628">
          <text:p/>
        </draw:connector>
        <draw:connector draw:style-name="gr43" draw:text-style-name="P2" draw:layer="layout" draw:type="curve" svg:x1="4.786cm" svg:y1="6.499cm" svg:x2="6.358cm" svg:y2="2.981cm" draw:start-shape="id2" draw:start-glue-point="4" draw:end-shape="id9" draw:end-glue-point="8" svg:d="M4786 6499c0-2638 1572-880 1572-3518" svg:viewBox="0 0 1573 3519">
          <text:p/>
        </draw:connector>
        <draw:connector draw:style-name="gr43" draw:text-style-name="P2" draw:layer="layout" draw:type="curve" svg:x1="4.786cm" svg:y1="6.499cm" svg:x2="8.417cm" svg:y2="3.987cm" draw:start-shape="id2" draw:start-glue-point="4" draw:end-shape="id10" draw:end-glue-point="6" svg:d="M4786 6499c0-1675 1210-2512 3631-2512" svg:viewBox="0 0 3632 2513">
          <text:p/>
        </draw:connector>
        <draw:connector draw:style-name="gr43" draw:text-style-name="P2" draw:layer="layout" draw:type="curve" svg:x1="6.913cm" svg:y1="2.427cm" svg:x2="8.453cm" svg:y2="2.427cm" draw:start-shape="id9" draw:start-glue-point="10" draw:end-shape="id11" draw:end-glue-point="6" svg:d="M6913 2427h1540" svg:viewBox="0 0 1541 1">
          <text:p/>
        </draw:connector>
        <draw:connector draw:style-name="gr43" draw:text-style-name="P2" draw:layer="layout" draw:type="curve" svg:x1="8.972cm" svg:y1="4.541cm" svg:x2="5.34cm" svg:y2="7.054cm" draw:start-shape="id10" draw:start-glue-point="8" draw:end-shape="id2" draw:end-glue-point="10" svg:d="M8972 4541c0 1676-1210 2513-3632 2513" svg:viewBox="0 0 3633 2514">
          <text:p/>
        </draw:connector>
        <draw:connector draw:style-name="gr43" draw:text-style-name="P2" draw:layer="layout" draw:type="curve" svg:x1="14.106cm" svg:y1="4.364cm" svg:x2="12.187cm" svg:y2="4.336cm" draw:start-shape="id12" draw:start-glue-point="6" draw:end-shape="id8" draw:end-glue-point="10" svg:d="M14106 4364c-1438 0-479-28-1919-28" svg:viewBox="0 0 1920 29">
          <text:p/>
        </draw:connector>
        <draw:connector draw:style-name="gr43" draw:text-style-name="P2" draw:layer="layout" draw:type="curve" svg:x1="16.98cm" svg:y1="7.917cm" svg:x2="14.661cm" svg:y2="4.918cm" draw:start-shape="id13" draw:start-glue-point="6" draw:end-shape="id12" draw:end-glue-point="8" svg:d="M16980 7917c-1546 0-2319-999-2319-2999" svg:viewBox="0 0 2320 3000">
          <text:p/>
        </draw:connector>
        <draw:connector draw:style-name="gr43" draw:text-style-name="P2" draw:layer="layout" draw:type="curve" svg:x1="9.562cm" svg:y1="2.427cm" svg:x2="11.364cm" svg:y2="2.427cm" draw:start-shape="id11" draw:start-glue-point="10" draw:end-shape="id14" draw:end-glue-point="6" svg:d="M9562 2427h1802" svg:viewBox="0 0 1803 1">
          <text:p/>
        </draw:connector>
        <draw:connector draw:style-name="gr43" draw:text-style-name="P2" draw:layer="layout" draw:type="curve" svg:x1="12.472cm" svg:y1="2.427cm" svg:x2="14.101cm" svg:y2="2.424cm" draw:start-shape="id14" draw:start-glue-point="10" draw:end-shape="id15" draw:end-glue-point="6" svg:d="M12472 2427c1222 0 408-3 1629-3" svg:viewBox="0 0 1630 4">
          <text:p/>
        </draw:connector>
        <draw:connector draw:style-name="gr43" draw:text-style-name="P2" draw:layer="layout" draw:type="curve" svg:x1="15.209cm" svg:y1="2.424cm" svg:x2="16.895cm" svg:y2="2.42cm" draw:start-shape="id15" draw:start-glue-point="10" draw:end-shape="id16" draw:end-glue-point="6" svg:d="M15209 2424c1266 0 423-4 1686-4" svg:viewBox="0 0 1687 5">
          <text:p/>
        </draw:connector>
        <draw:connector draw:style-name="gr43" draw:text-style-name="P2" draw:layer="layout" draw:type="curve" svg:x1="17.449cm" svg:y1="2.973cm" svg:x2="17.519cm" svg:y2="7.363cm" draw:start-shape="id16" draw:start-glue-point="8" draw:end-shape="id13" draw:end-glue-point="4" svg:d="M17449 2973c0 3292 70 1098 70 4390" svg:viewBox="0 0 71 4391">
          <text:p/>
        </draw:connector>
        <draw:connector draw:style-name="gr43" draw:text-style-name="P2" draw:layer="layout" draw:type="curve" svg:x1="6.845cm" svg:y1="16.463cm" svg:x2="4.232cm" svg:y2="7.054cm" draw:start-shape="id17" draw:start-glue-point="6" draw:end-shape="id2" draw:end-glue-point="6" svg:d="M6845 16463c-4671 0-3364-9409-2613-9409" svg:viewBox="0 0 3372 9410">
          <text:p/>
        </draw:connector>
        <draw:connector draw:style-name="gr43" draw:text-style-name="P2" draw:layer="layout" draw:type="curve" draw:line-skew="-1.248cm" svg:x1="4.232cm" svg:y1="7.054cm" svg:x2="3.439cm" svg:y2="24.431cm" draw:start-shape="id2" draw:start-glue-point="6" draw:end-shape="id18" draw:end-glue-point="6" svg:d="M4232 7054c-3813 0-3416 17377-793 17377" svg:viewBox="0 0 2813 17378">
          <text:p/>
        </draw:connector>
        <draw:connector draw:style-name="gr43" draw:text-style-name="P2" draw:layer="layout" draw:type="curve" svg:x1="7.886cm" svg:y1="20.412cm" svg:x2="7.007cm" svg:y2="16.855cm" draw:start-shape="id7" draw:start-glue-point="6" draw:end-shape="id17" draw:end-glue-point="7" svg:d="M7886 20412c-586 0-879-1185-879-3557" svg:viewBox="0 0 880 3558">
          <text:p/>
        </draw:connector>
        <draw:connector draw:style-name="gr43" draw:text-style-name="P2" draw:layer="layout" draw:type="curve" draw:line-skew="1.429cm" svg:x1="4.786cm" svg:y1="7.608cm" svg:x2="7.4cm" svg:y2="15.909cm" draw:start-shape="id2" draw:start-glue-point="8" draw:end-shape="id17" draw:end-glue-point="4" svg:d="M4786 7608c0 8370 2614 4220 2614 8301" svg:viewBox="0 0 2615 8302">
          <text:p/>
        </draw:connector>
        <draw:connector draw:style-name="gr43" draw:text-style-name="P2" draw:layer="layout" draw:type="curve" svg:x1="14.66cm" svg:y1="15.875cm" svg:x2="7.399cm" svg:y2="15.909cm" draw:start-shape="id5" draw:start-glue-point="4" draw:end-shape="id17" svg:d="M14660 15875c0-751-7261-768-7261 34" svg:viewBox="0 0 7262 600">
          <text:p/>
        </draw:connector>
        <draw:connector draw:style-name="gr43" draw:text-style-name="P2" draw:layer="layout" draw:type="curve" svg:x1="4.786cm" svg:y1="7.608cm" svg:x2="7.517cm" svg:y2="12.519cm" draw:start-shape="id2" draw:start-glue-point="8" draw:end-shape="id4" draw:end-glue-point="6" svg:d="M4786 7608c0 3274 910 4911 2731 4911" svg:viewBox="0 0 2732 4912">
          <text:p/>
        </draw:connector>
        <draw:connector draw:style-name="gr43" draw:text-style-name="P2" draw:layer="layout" draw:type="curve" svg:x1="8.626cm" svg:y1="12.519cm" svg:x2="10.772cm" svg:y2="12.532cm" draw:start-shape="id4" draw:start-glue-point="10" draw:end-shape="id3" draw:end-glue-point="6" svg:d="M8626 12519c1609 0 537 13 2146 13" svg:viewBox="0 0 2147 14">
          <text:p/>
        </draw:connector>
        <draw:connector draw:style-name="gr43" draw:text-style-name="P2" draw:layer="layout" draw:type="curve" svg:x1="11.88cm" svg:y1="12.532cm" svg:x2="14.177cm" svg:y2="12.533cm" draw:start-shape="id3" draw:start-glue-point="10" draw:end-shape="id1" draw:end-glue-point="6" svg:d="M11880 12532c1723 0 575 1 2297 1" svg:viewBox="0 0 2298 2">
          <text:p/>
        </draw:connector>
        <draw:connector draw:style-name="gr43" draw:text-style-name="P2" draw:layer="layout" draw:type="curve" svg:x1="14.732cm" svg:y1="11.978cm" svg:x2="11.718cm" svg:y2="12.14cm" draw:start-shape="id1" draw:start-glue-point="4" draw:end-shape="id3" draw:end-glue-point="11" svg:d="M14732 11978c0-753-3014-834-3014 162" svg:viewBox="0 0 3015 738">
          <text:p/>
        </draw:connector>
        <draw:connector draw:style-name="gr43" draw:text-style-name="P2" draw:layer="layout" draw:type="curve" svg:x1="8.441cm" svg:y1="19.858cm" svg:x2="14.66cm" svg:y2="16.985cm" draw:start-shape="id7" draw:start-glue-point="4" draw:end-shape="id5" draw:end-glue-point="8" svg:d="M8441 19858c0-2154 6219-718 6219-2873" svg:viewBox="0 0 6220 2874">
          <text:p/>
        </draw:connector>
        <draw:connector draw:style-name="gr43" draw:text-style-name="P2" draw:layer="layout" draw:type="curve" svg:x1="8.005cm" svg:y1="16.447cm" svg:x2="14.105cm" svg:y2="16.43cm" draw:end-shape="id5" draw:end-glue-point="6" svg:d="M8005 16447c4200 0 1150-17 6100-17" svg:viewBox="0 0 6101 18">
          <text:p/>
        </draw:connector>
        <draw:custom-shape draw:style-name="gr28" draw:text-style-name="P2" xml:id="id21" draw:id="id21" draw:layer="layout" svg:width="1.108cm" svg:height="1.109cm" svg:x="14.376cm" svg:y="26.494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4" draw:layer="layout" svg:width="0.933cm" svg:height="0.856cm" svg:x="5.724cm" svg:y="23.788cm">
          <draw:text-box>
            <text:p><text:span text:style-name="T2">'*'</text:span></text:p>
          </draw:text-box>
        </draw:frame>
        <draw:frame draw:style-name="gr44" draw:text-style-name="P4" draw:layer="layout" svg:width="0.933cm" svg:height="0.856cm" svg:x="10.139cm" svg:y="23.788cm">
          <draw:text-box>
            <text:p><text:span text:style-name="T2">'*'</text:span></text:p>
          </draw:text-box>
        </draw:frame>
        <draw:connector draw:style-name="gr45" draw:text-style-name="P2" draw:layer="layout" draw:type="curve" draw:line-skew="3.722cm" svg:x1="13.673cm" svg:y1="22.774cm" svg:x2="5.34cm" svg:y2="7.054cm" draw:start-shape="id19" draw:start-glue-point="10" draw:end-shape="id2" draw:end-glue-point="10" svg:d="M13673 22774c6336 0 10502-15720-8333-15720" svg:viewBox="0 0 13673 15721">
          <text:p/>
        </draw:connector>
        <draw:line draw:style-name="gr45" draw:text-style-name="P2" draw:layer="layout" svg:x1="4.55cm" svg:y1="24.482cm" svg:x2="7.647cm" svg:y2="24.433cm">
          <text:p/>
        </draw:line>
        <draw:line draw:style-name="gr45" draw:text-style-name="P2" draw:layer="layout" svg:x1="8.802cm" svg:y1="24.408cm" svg:x2="12.12cm" svg:y2="24.507cm">
          <text:p/>
        </draw:line>
        <draw:frame draw:style-name="gr46" draw:text-style-name="P1" draw:layer="layout" svg:width="1.153cm" svg:height="0.623cm" svg:x="3.526cm" svg:y="25.717cm">
          <draw:text-box>
            <text:p><text:span text:style-name="T1">save</text:span></text:p>
          </draw:text-box>
        </draw:frame>
        <draw:connector draw:style-name="gr45" draw:text-style-name="P2" draw:layer="layout" draw:type="curve" svg:x1="3.994cm" svg:y1="23.877cm" svg:x2="12.563cm" svg:y2="22.774cm" draw:start-shape="id18" draw:start-glue-point="4" draw:end-shape="id19" draw:end-glue-point="6" svg:d="M3994 23877c0-736 2856-1103 8569-1103" svg:viewBox="0 0 8570 1104">
          <text:p/>
        </draw:connector>
        <draw:frame draw:style-name="gr47" draw:text-style-name="P1" draw:layer="layout" svg:width="1.087cm" svg:height="0.623cm" svg:x="4.071cm" svg:y="22.581cm">
          <draw:text-box>
            <text:p><text:span text:style-name="T1">load</text:span></text:p>
          </draw:text-box>
        </draw:frame>
        <draw:connector draw:style-name="gr45" draw:text-style-name="P2" draw:layer="layout" draw:type="curve" draw:line-skew="0.33cm" svg:x1="12.697cm" svg:y1="25.035cm" svg:x2="4.387cm" svg:y2="24.823cm" draw:start-shape="id20" draw:start-glue-point="8" draw:end-shape="id18" draw:end-glue-point="9" svg:d="M12697 25035c0 1246-8310 1352-8310-212" svg:viewBox="0 0 8311 1161">
          <text:p/>
        </draw:connector>
        <draw:connector draw:style-name="gr48" draw:text-style-name="P2" draw:layer="layout" draw:type="curve" svg:x1="3.601cm" svg:y1="24.039cm" svg:x2="3.349cm" svg:y2="12.051cm" draw:start-shape="id18" draw:start-glue-point="5" svg:d="M3601 24039c0-9487-252-3494-252-11988" svg:viewBox="0 0 253 11989">
          <text:p/>
        </draw:connector>
        <draw:connector draw:style-name="gr45" draw:text-style-name="P2" draw:layer="layout" draw:type="curve" svg:x1="3.994cm" svg:y1="24.985cm" svg:x2="14.376cm" svg:y2="27.049cm" draw:start-shape="id18" draw:start-glue-point="8" draw:end-shape="id21" draw:end-glue-point="6" svg:d="M3994 24985c0 1376 3460 2064 10382 2064" svg:viewBox="0 0 10383 2065">
          <text:p/>
        </draw:connector>
        <draw:connector draw:style-name="gr45" draw:text-style-name="P2" draw:layer="layout" draw:type="curve" svg:x1="18.952cm" svg:y1="25.319cm" svg:x2="5.34cm" svg:y2="7.054cm" draw:start-shape="id22" draw:start-glue-point="10" draw:end-shape="id2" draw:end-glue-point="10" svg:d="M18952 25319c751 0 7557-18265-13612-18265" svg:viewBox="0 0 15245 18266">
          <text:p/>
        </draw:connector>
        <draw:connector draw:style-name="gr45" draw:text-style-name="P2" draw:layer="layout" draw:type="curve" svg:x1="20.134cm" svg:y1="22.846cm" svg:x2="20.134cm" svg:y2="22.846cm" draw:start-shape="id23" draw:end-shape="id23" svg:d="M20134 22846z" svg:viewBox="0 0 1 1">
          <text:p/>
        </draw:connector>
        <draw:frame draw:style-name="gr15" draw:text-style-name="P1" draw:layer="layout" svg:width="3.227cm" svg:height="1.387cm" svg:x="13.871cm" svg:y="22.877cm">
          <draw:text-box>
            <text:p><text:span text:style-name="T1">Done</text:span></text:p>
            <text:p><text:span text:style-name="T1">STR(schedule name)</text:span></text:p>
            <text:p><text:span text:style-name="T1"/></text:p>
          </draw:text-box>
        </draw:frame>
        <draw:custom-shape draw:style-name="gr28" draw:text-style-name="P2" xml:id="id22" draw:id="id22" draw:layer="layout" svg:width="1.109cm" svg:height="1.109cm" svg:x="17.843cm" svg:y="24.764cm">
          <text:p text:style-name="P2">2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" draw:layer="layout" svg:width="3.227cm" svg:height="0.945cm" svg:x="15.565cm" svg:y="25.995cm">
          <draw:text-box>
            <text:p><text:span text:style-name="T1">STR(schedule name)</text:span></text:p>
            <text:p><text:span text:style-name="T1">INT(schedule #)</text:span></text:p>
          </draw:text-box>
        </draw:frame>
        <draw:connector draw:style-name="gr45" draw:text-style-name="P2" draw:layer="layout" draw:type="curve" svg:x1="15.322cm" svg:y1="27.441cm" svg:x2="18.79cm" svg:y2="25.711cm" draw:start-shape="id21" draw:start-glue-point="9" draw:end-shape="id22" draw:end-glue-point="9" svg:d="M15322 27441c2312 0 3468-576 3468-1730" svg:viewBox="0 0 3469 1731">
          <text:p/>
        </draw:connector>
        <draw:connector draw:style-name="gr45" draw:text-style-name="P2" draw:layer="layout" draw:type="curve" svg:x1="18.005cm" svg:y1="24.926cm" svg:x2="14.93cm" svg:y2="26.494cm" draw:start-shape="id22" draw:start-glue-point="5" draw:end-shape="id21" draw:end-glue-point="4" svg:d="M18005 24926c-2050 0-3075 522-3075 1568" svg:viewBox="0 0 3076 15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Mara</meta:initial-creator>
    <meta:creation-date>2014-12-08T08:58:42.321102518</meta:creation-date>
    <dc:date>2015-02-24T15:58:13.392907071</dc:date>
    <meta:editing-duration>P1DT23H58M28S</meta:editing-duration>
    <meta:editing-cycles>16</meta:editing-cycles>
    <meta:generator>LibreOffice/4.2.7.2$Linux_X86_64 LibreOffice_project/420m0$Build-2</meta:generator>
    <meta:printed-by>Mark Mara</meta:printed-by>
    <meta:print-date>2014-12-09T11:39:56.719003091</meta:print-date>
    <dc:creator>Mark Mara</dc:creator>
    <meta:document-statistic meta:object-count="111"/>
  </office:meta>
</office:document-meta>
</file>